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fo:font-style="italic" style:font-size-asian="10pt" style:font-style-asian="italic" style:font-size-complex="10pt"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ize="10pt" fo:font-style="italic" style:font-size-asian="10pt" style:font-style-asian="italic" style:font-size-complex="10pt" style:font-style-complex="italic"/>
    </style:style>
    <style:style style:name="P4" style:family="paragraph" style:parent-style-name="Standard">
      <style:text-properties fo:font-size="12pt" fo:font-style="normal" style:font-size-asian="10.5pt" style:font-style-asian="normal" style:font-size-complex="12pt" style:font-style-complex="normal"/>
    </style:style>
    <style:style style:name="P5" style:family="paragraph" style:parent-style-name="Standard">
      <style:text-properties fo:font-size="12pt" fo:font-style="normal" style:text-underline-style="none" style:font-size-asian="10.5pt" style:font-style-asian="normal" style:font-size-complex="12pt" style:font-style-complex="normal"/>
    </style:style>
    <style:style style:name="P6" style:family="paragraph" style:parent-style-name="Standard">
      <style:text-properties fo:font-size="12pt" fo:font-style="italic" style:font-size-asian="10.5pt" style:font-style-asian="italic" style:font-size-complex="12pt" style:font-style-complex="italic"/>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2pt" style:font-size-asian="10.5pt" style:font-size-complex="12pt"/>
    </style:style>
    <style:style style:name="T8" style:family="text">
      <style:text-properties fo:font-size="12pt" fo:font-style="normal" style:font-size-asian="10.5pt" style:font-style-asian="normal" style:font-size-complex="12pt" style:font-style-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scusión:</text:p>
      <text:p text:style-name="Standard"/>
      <text:p text:style-name="Standard"><text:tab/>Versión<text:span text:style-name="T2"> C</text:span> :</text:p>
      <text:p text:style-name="Standard"><text:tab/><text:tab/>El código sigue la misma estructura que el código <text:span text:style-name="T3">assembler </text:span><text:span text:style-name="T5">final: una función por cada operador ( </text:span><text:span text:style-name="T3">cRoberts</text:span><text:span text:style-name="T5">, </text:span><text:span text:style-name="T3">cPrewitt</text:span><text:span text:style-name="T5">, </text:span><text:span text:style-name="T3">cSobel</text:span><text:span text:style-name="T5"> ) que toman como parámetros los punteros a la imagen fuente y destino, el alto y ancho de la imagen y dos variables para indicar si se debe derivar respecto a X o respecto a Y y la función </text:span><text:span text:style-name="T3">apply_mask </text:span><text:span text:style-name="T5">que toma un puntero a un pixel, el tamaño de la imagen original incluyendo el relleno requerido por </text:span><text:span text:style-name="T3">openCv</text:span><text:span text:style-name="T5"> para alinear la imagen, un puntero a la mascara a aplicar y el tamaño de esa mascara y devuelve el pixel transformado. Los encabezados a modo de ejemplo son:</text:span></text:p>
      <text:p text:style-name="P2"><text:tab/></text:p>
      <text:p text:style-name="Standard"><text:span text:style-name="T5"><text:tab/></text:span><text:span text:style-name="T6">void cPrewitt( const unsigned char* src, unsigned char *dst, int width, int height, int xorder, int yorder ) </text:span></text:p>
      <text:p text:style-name="P1"/>
      <text:p text:style-name="P1"><text:tab/>int apply_mask( const unsigned char* src, unsigned int line, const char* mask, unsigned int mask_sz )</text:p>
      <text:p text:style-name="P1"/>
      <text:p text:style-name="P1"/>
      <text:p text:style-name="P4"><text:tab/>El código incluye matrices de chars definiendo cada operador y un macro para la saturación. En cuanto al código en sí, fue escrito pensando en como sería mas parecido a lo que se llegaría a escribir en ensamblador, por ejemplo se optó por :</text:p>
      <text:p text:style-name="P4"/>
      <text:p text:style-name="P1"><text:tab/>for( x = 1 ; x &lt; width-1 ; x++ ) { </text:p>
      <text:p text:style-name="P1"><text:tab/><text:tab/><text:tab/>k =xorder * apply_mask( &amp;src[line*(y-1)+x-1], line, OPERADOR_PREWITT_X, 3 ); </text:p>
      <text:p text:style-name="P1"><text:tab/><text:tab/><text:tab/>k+=yorder * apply_mask( &amp;src[line*(y-1)+x-1], line, OPERADOR_PREWITT_Y, 3 );</text:p>
      <text:p text:style-name="P1"/>
      <text:p text:style-name="P1"><text:tab/><text:span text:style-name="T8">en vez de: </text:span></text:p>
      <text:p text:style-name="P4"/>
      <text:p text:style-name="P1"><text:span text:style-name="T8"><text:tab/></text:span>for( x = 1 ; x &lt; width-1 ; x++ ) { </text:p>
      <text:p text:style-name="P1"><text:tab/><text:tab/>if ( xorder == 0)</text:p>
      <text:p text:style-name="P1"><text:tab/><text:tab/><text:tab/>k =apply_mask( &amp;src[line*(y-1)+x-1], line, OPERADOR_PREWITT_X, 3 ); </text:p>
      <text:p text:style-name="P1"><text:tab/><text:tab/>else if( yorder == 0)</text:p>
      <text:p text:style-name="P1"><text:tab/><text:tab/><text:tab/>k+= apply_mask( &amp;src[line*(y-1)+x-1], line, OPERADOR_PREWITT_Y, 3 );</text:p>
      <text:p text:style-name="P4"><text:tab/></text:p>
      <text:p text:style-name="P1"><text:span text:style-name="T8"><text:tab/>o también en la decisión de aplicar, en los operadores de </text:span><text:span text:style-name="T7">Roberts</text:span><text:span text:style-name="T8"> y </text:span><text:span text:style-name="T7">Prewitt, </text:span><text:span text:style-name="T8">las dos mascaras correspondientes por separado, como se haría con el operador de </text:span><text:span text:style-name="T7">Sobel, </text:span><text:span text:style-name="T8">aunque no fuera necesario dado que en esos operadores se aplican ambas mascaras necesariamente. </text:span></text:p>
      <text:p text:style-name="P4"/>
      <text:p text:style-name="P4"/>
      <text:p text:style-name="P4"><text:tab/>Versión asm:</text:p>
      <text:p text:style-name="P4"/>
      <text:p text:style-name="P4"><text:tab/><text:tab/>Pasaremos a detallar el código para la función <text:span text:style-name="T3">apply_mask</text:span> y luego el código de la implementación de los operadores, en todos los archivos se usa una macro para la convención C.</text:p>
      <text:p text:style-name="P4"><text:tab/><text:tab/></text:p>
      <text:p text:style-name="P4"><text:tab/><text:span text:style-name="T1">apply_mask</text:span>:</text:p>
      <text:p text:style-name="P4"/>
      <text:p text:style-name="P4"><text:tab/><text:tab/>La función recibe los siguientes parámetros:</text:p>
      <text:p text:style-name="P4"><text:tab/><text:tab/></text:p>
      <text:p text:style-name="P4"><text:tab/><text:tab/>El puntero a la imagen a transformar que se define como <text:span text:style-name="T3">imgSrc</text:span>.</text:p>
      <text:p text:style-name="P4"><text:tab/><text:tab/>El ancho de la imagen incluyendo los bytes de alineamiento que se define como <text:span text:style-name="T3">line.</text:span></text:p>
      <text:p text:style-name="P4"><text:tab/><text:tab/>El puntero a la máscara a aplicar que se define como <text:span text:style-name="T3">ptr</text:span>_<text:span text:style-name="T3">mask</text:span>.</text:p>
      <text:p text:style-name="P4"><text:tab/><text:tab/>El tamaño de esa máscara que se define como <text:span text:style-name="T3">mask_size</text:span>.</text:p>
      <text:p text:style-name="P4"/>
      <text:p text:style-name="P4"/>
      <text:p text:style-name="P4"/>
      <text:p text:style-name="P4"><text:tab/>Resumen de los registros utilizados:</text:p>
      <text:p text:style-name="P4"><text:soft-page-break/></text:p>
      <text:p text:style-name="P4"/>
      <text:p text:style-name="P4"><text:tab/><text:tab/><text:span text:style-name="T3">eax</text:span>: Solo utilizado como resultado de las multiplicaciones y como valor de retorno</text:p>
      <text:p text:style-name="P4"><text:tab/><text:tab/><text:span text:style-name="T3">ebx</text:span>: Se utiliza como contador tanto como para filas como para columnas. Se asume que la mascara a aplicar es de tamaño menor a 255x255, con lo cual utilizamos <text:span text:style-name="T3">bl</text:span> para las columnas y <text:span text:style-name="T3">bh</text:span> para las filas, ahorrando así el uso de otro registro para contador.</text:p>
      <text:p text:style-name="P4"><text:tab/><text:tab/><text:span text:style-name="T3">ecx</text:span>: Contiene el puntero a la mascara, <text:span text:style-name="T3">ptr_mask</text:span></text:p>
      <text:p text:style-name="P4"><text:tab/><text:tab/><text:span text:style-name="T3">edx</text:span>: No utilizado.</text:p>
      <text:p text:style-name="P4"><text:tab/><text:tab/><text:span text:style-name="T3">esi</text:span>: <text:s/>Contiene el puntero a los píxeles a transformar avanzando sobre <text:span text:style-name="T3">imgSrc</text:span>.</text:p>
      <text:p text:style-name="P4"><text:tab/><text:tab/><text:span text:style-name="T3">edi</text:span>: Guarda los resultados parciales de las operaciones que realiza el algoritmo.</text:p>
      <text:p text:style-name="P4"/>
      <text:p text:style-name="P4"><text:tab/>El algoritmo simplemente recorre la máscara sobre los píxeles alrededor del píxel pasado como parámetro ( <text:span text:style-name="T3">imgSrc</text:span> ) multiplicando y sumando y guardando el resultado intermedio en <text:span text:style-name="T3">edi, </text:span>para finalmente, devolver ese resultado en <text:span text:style-name="T3">eax.</text:span></text:p>
      <text:p text:style-name="P4"/>
      <text:p text:style-name="P4"/>
      <text:p text:style-name="P4"><text:tab/>Se requiere asumir siempre que la máscara es aplicable ( esto es, que no intente calcular sobre valores fuera del rango de la imagen) pero esto se cumple como se verá en la discusión de las funciones de los operadores. </text:p>
      <text:p text:style-name="P4"/>
      <text:p text:style-name="P4"/>
      <text:p text:style-name="P4"><text:tab/>Al momento de escribir el algoritmo, surgieron algunas complicaciones y obstáculos. Se pensó en un principio ahorrar registros, especialmente en el problema de como no usar dos registros para dos contadores. Las ideas propuestas fueron: tener ambos contadores en memoria, tener un contador en memoria y el otro en un registro, tener un solo registro que guarde el valor del contador exterior (el de las filas) en el <text:span text:style-name="T3">stack, </text:span>luego se use para el contador interior (el de columnas) y finalmente se recupere del <text:span text:style-name="T3">stack </text:span>el valor guardado anteriormente, y la variante que fue elegida: asumir que la mascara no podría ser muy grande y entonces usar dos partes de un mismo registro.</text:p>
      <text:p text:style-name="P4"/>
      <text:p text:style-name="P4"/>
      <text:p text:style-name="P4"><text:tab/>Otro problema que surgió estuvo relacionado con la multiplicación de bytes que se realizaba. Se necesita multiplicar un byte no signado guardado en memoria ( <text:span text:style-name="T3">[esi]</text:span> ) por un byte signado perteneciente a la mascara a aplicar. Si se usaba directamente la instrucción <text:span text:style-name="T3">mul, </text:span>no se tenia en cuenta el byte signado de la mascara, en cambio si se usaba la operación <text:span text:style-name="T3">imul, </text:span>se esta leyendo el byte en memoria como signado dando como resultado la siguiente imagen:</text:p>
      <text:p text:style-name="P4"/>
      <text:p text:style-name="P4"><text:tab/><text:tab/><text:tab/><text:tab/><text:tab/><text:span text:style-name="T9">[agregar imagen hiper psicodélica]</text:span></text:p>
      <text:p text:style-name="P4"><text:span text:style-name="T9"/></text:p>
      <text:p text:style-name="P4"><text:span text:style-name="T9"><text:tab/>[DANI CHECKEA ESTO] … </text:span><text:span text:style-name="T10">La idea de la solución es extender el signo de la máscara y realizar una multiplicación signada. Al principio se usó:</text:span></text:p>
      <text:p text:style-name="P4"><text:span text:style-name="T10"/></text:p>
      <text:p text:style-name="P4"><text:span text:style-name="T10"><text:tab/><text:tab/></text:span><text:span text:style-name="T4">mov al,[ecx]<text:tab/>;extensión de signo de mascara</text:span></text:p>
      <text:p text:style-name="P6"><text:span text:style-name="T10"><text:tab/><text:tab/>cbw</text:span></text:p>
      <text:p text:style-name="P6"><text:span text:style-name="T10"><text:tab/><text:tab/>mov edx,eax</text:span></text:p>
      <text:p text:style-name="P6"/>
      <text:p text:style-name="P4"><text:tab/>Pero luego se cambió por una instrucción que hace exactamente lo que necesitábamos:</text:p>
      <text:p text:style-name="P4"/>
      <text:p text:style-name="P4"><text:tab/><text:tab/><text:span text:style-name="T3">movsx dx,[ecx]</text:span></text:p>
      <text:p text:style-name="P4"><text:span text:style-name="T3"/></text:p>
      <text:p text:style-name="P4"><text:span text:style-name="T3"><text:tab/></text:span></text:p>
      <text:p text:style-name="P4"/>
      <text:p text:style-name="P4"/>
      <text:p text:style-name="P4"><text:soft-page-break/></text:p>
      <text:p text:style-name="P4"><text:tab/>La última cuestión con la función es que tardaba mucho en procesar y la imagen resultaba así:</text:p>
      <text:p text:style-name="P4"><text:tab/><text:tab/><text:tab/><text:tab/><text:span text:style-name="T9">[agregar imagen hiper psicodélica II]</text:span></text:p>
      <text:p text:style-name="P4"><text:span text:style-name="T9"><text:tab/></text:span></text:p>
      <text:p text:style-name="P4"><text:span text:style-name="T9"><text:tab/></text:span><text:span text:style-name="T10">El problema estaba en que no reseteabamos los contadores al final de cada ciclo, por lo cual cada aplicación de la máscara se realizaba 256 veces por vuelta. Basto solo con limpiar el registro </text:span><text:span text:style-name="T4">xor bl,bl.</text:span></text:p>
      <text:p text:style-name="P4"><text:span text:style-name="T9"/></text:p>
      <text:p text:style-name="P4"/>
      <text:p text:style-name="P4"/>
      <text:p text:style-name="P4"/>
      <text:p text:style-name="P4"><text:tab/><text:tab/>*explicacion de alguno de los operadores, problemas, cuestiones con el fill, explciar las macros, como se resolvieron los problemas, la llamada a apply_mask, q hace cada registro, el hack loco de cuando hacemos la derivada en Y (con dibujito de pila en lo posible), fotos resultantes de no-lena</text:p>
      <text:p text:style-name="P4"/>
      <text:p text:style-name="P4"><text:tab/>Manual de Usuario.</text:p>
      <text:p text:style-name="P5"><text:tab/><text:tab/>*comandos, opciones, q no importa el orden, defualts, nombre con el q se guardan las iamgenes, tipos de imagen soportados, ARREGLAR EL SEGFAULTTT, resumen del partido contra Gha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1T20:09:14</meta:creation-date>
    <meta:generator>OpenOffice.org/3.0$Linux OpenOffice.org_project/300m15$Build-9379</meta:generator>
    <dc:date>2009-10-03T17:58:35</dc:date>
    <meta:editing-duration>PT02H17M41S</meta:editing-duration>
    <meta:editing-cycles>9</meta:editing-cycles>
    <meta:document-statistic meta:table-count="0" meta:image-count="0" meta:object-count="0" meta:page-count="3" meta:paragraph-count="54" meta:word-count="946" meta:character-count="5648"/>
    <meta:user-defined meta:name="Información 1"/>
    <meta:user-defined meta:name="Información 2"/>
    <meta:user-defined meta:name="Información 3"/>
    <meta:user-defined meta:name="Información 4"/>
  </office:meta>
</office:document-meta>
</file>